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680059"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820f71" fo:border="0.06pt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fcce4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10" table:default-cell-style-name="Default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table:formula="of:=SUMIF([.A4:.H4];1;[.A3:.H3])"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6:48.2570835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56.240427085</meta:creation-date>
    <dc:date>2020-01-23T11:40:24.028356466</dc:date>
    <meta:editing-duration>PT32M59S</meta:editing-duration>
    <meta:editing-cycles>3</meta:editing-cycles>
    <meta:generator>LibreOffice/6.0.7.3$Linux_X86_64 LibreOffice_project/00m0$Build-3</meta:generator>
    <meta:document-statistic meta:table-count="1" meta:cell-count="52" meta:object-count="0"/>
  </office:meta>
</office:document-meta>
</file>